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866f" officeooo:paragraph-rsid="0000866f"/>
    </style:style>
    <style:style style:name="T1" style:family="text">
      <style:text-properties officeooo:rsid="00008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– <text:span text:style-name="T1">Óleos Essenciais Relaxantes</text:span></text:p>
      <text:p text:style-name="Preformatted_20_Text"/>
      <text:p text:style-name="P1">1. Lavanda <text:tab/></text:p>
      <text:p text:style-name="P1"/>
      <text:p text:style-name="P1">O óleo de lavanda vem das flores roxas ou violetas de um arbusto espesso com folhas cinzentas ou verde cultivadas globalmente, mas o mais desejável vem da França e da Inglaterra.</text:p>
      <text:p text:style-name="P1"/>
      <text:p text:style-name="P1">O óleo incolor a amarelo-esverdeado tem uma fragrância floral limpa, levemente adocicada, com sutis tons balsâmicos ou amadeirados. Conhecida como a Rainha dos Óleos Essenciais, ou o óleo para curar tudo, a lavanda é realmente o melhor óleo essencial.</text:p>
      <text:p text:style-name="P1"/>
      <text:p text:style-name="P1">Ele combina bem com outras essências e aumenta sua eficãcia. Se você pode ter apenas um óleo, tenha o de lavanda. Este óleo, que se acredita que ativa a glândula pinal no cérebro, equilibra e normaliza as funções do corpo, bem como as emoções, e tem sido usado por milhares de anos por seu efeito calmante, sedativo e relaxante.</text:p>
      <text:p text:style-name="P1"/>
      <text:p text:style-name="P1">Lavanda é frequentemente usada em produtos de cuidado da pele, perfumes, sabonetes e produtos de limpeza doméstica. Pode ser utilizado com segurança em crianças e lactentes quando diluído em óleo vegetal.</text:p>
      <text:p text:style-name="P1"/>
      <text:p text:style-name="P1">Lavanda é um excelente analgésico para dores musculares / espasmos e dor de cabeça quando usado em óleo de massagem ou água do banho. É eficaz para aliviar os sinto,as de congestão nasal, sinusite e bronquite, bem como para combater o vírus e a infecção.</text:p>
      <text:p text:style-name="P1"/>
      <text:p text:style-name="P1">Óleo de lavanda pode ser aplicado sem diluição (puro) diretamente em feridas da pele e queimaduras, incluindo queimaduras solares, para aliviar a dor, combater a infecção e acelerar a cicatrização e restauração da pele.</text:p>
      <text:p text:style-name="P1"/>
      <text:p text:style-name="P1">A lavanda é um tanto tratamento para picadas de insetos, bem como um repelente de insetos. Outras condições de pele tratadas com lavanda são acne e coceira devido a alergias. </text:p>
      <text:p text:style-name="P1"/>
      <text:p text:style-name="P1">O aroma de lavanda ajuda a controlar a irritabilidade, raiva, ansiedade, alterações de humor, hiperatividade e insônia. O efeito refrescante deste óleo suavizante ajuda a percepção, racionalidade, pensamento claro e meditação.</text:p>
      <text:p text:style-name="P1"/>
      <text:p text:style-name="P1">PRECAUÇÕES :</text:p>
      <text:p text:style-name="P1"/>
      <text:p text:style-name="P1">Lavanda deve ser evitada durante os primeiros três meses de gravid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1T12:04:03.959457142</dc:date>
    <meta:editing-duration>PT5M46S</meta:editing-duration>
    <meta:editing-cycles>1</meta:editing-cycles>
    <meta:document-statistic meta:table-count="0" meta:image-count="0" meta:object-count="0" meta:page-count="1" meta:paragraph-count="12" meta:word-count="318" meta:character-count="1957" meta:non-whitespace-character-count="1647"/>
    <meta:generator>LibreOffice/6.1.5.2$Linux_ARM_EABI LibreOffice_project/10$Build-2</meta:generator>
  </office:meta>
</office:document-meta>
</file>